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spacePolicy.NamespacePolicy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hoXML.setNamespacePolicy( NamespacePolicy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hoXML.setAppend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Policy.getPolic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choXML.setFile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hoXML.execu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NamespacePolicy.NamespacePoli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amespacePolicy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